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cf6b" officeooo:paragraph-rsid="001e6ded"/>
    </style:style>
    <style:style style:name="P2" style:family="paragraph" style:parent-style-name="Standard">
      <style:text-properties fo:language="en" fo:country="US" officeooo:rsid="001e6ded" officeooo:paragraph-rsid="001e6ded"/>
    </style:style>
    <style:style style:name="P3" style:family="paragraph" style:parent-style-name="Standard">
      <style:text-properties fo:language="ru" fo:country="RU" officeooo:rsid="0022a293" officeooo:paragraph-rsid="0022a293"/>
    </style:style>
    <style:style style:name="P4" style:family="paragraph" style:parent-style-name="Standard">
      <style:text-properties fo:language="ru" fo:country="RU" officeooo:rsid="0022a293" officeooo:paragraph-rsid="0024e4e1"/>
    </style:style>
    <style:style style:name="P5" style:family="paragraph" style:parent-style-name="Standard">
      <style:text-properties fo:language="ru" fo:country="RU" officeooo:rsid="0022a293" officeooo:paragraph-rsid="002222db"/>
    </style:style>
    <style:style style:name="T1" style:family="text">
      <style:text-properties officeooo:rsid="001e6ded"/>
    </style:style>
    <style:style style:name="T2" style:family="text">
      <style:text-properties fo:language="en" fo:country="US" officeooo:rsid="001e6ded"/>
    </style:style>
    <style:style style:name="T3" style:family="text">
      <style:text-properties officeooo:rsid="001bba3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ba31"/>
    </style:style>
    <style:style style:name="T6" style:family="text">
      <style:text-properties officeooo:rsid="001da1ef"/>
    </style:style>
    <style:style style:name="T7" style:family="text">
      <style:text-properties fo:language="en" fo:country="US" officeooo:rsid="001da1ef"/>
    </style:style>
    <style:style style:name="T8" style:family="text">
      <style:text-properties officeooo:rsid="0018cf26"/>
    </style:style>
    <style:style style:name="T9" style:family="text">
      <style:text-properties officeooo:rsid="00193a9e"/>
    </style:style>
    <style:style style:name="T10" style:family="text">
      <style:text-properties officeooo:rsid="001bb783"/>
    </style:style>
    <style:style style:name="T11" style:family="text">
      <style:text-properties fo:language="en" fo:country="US" officeooo:rsid="001bb783"/>
    </style:style>
    <style:style style:name="T12" style:family="text">
      <style:text-properties fo:language="en" fo:country="US" officeooo:rsid="00193a9e"/>
    </style:style>
    <style:style style:name="T13" style:family="text">
      <style:text-properties officeooo:rsid="001a4672"/>
    </style:style>
    <style:style style:name="T14" style:family="text">
      <style:text-properties fo:language="en" fo:country="US" officeooo:rsid="001a4672"/>
    </style:style>
    <style:style style:name="T15" style:family="text">
      <style:text-properties officeooo:rsid="001aef85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05127"/>
    </style:style>
    <style:style style:name="T18" style:family="text">
      <style:text-properties officeooo:rsid="0024e4e1"/>
    </style:style>
    <style:style style:name="T19" style:family="text">
      <style:text-properties officeooo:rsid="00254990"/>
    </style:style>
    <style:style style:name="T20" style:family="text">
      <style:text-properties fo:language="en" fo:country="US" officeooo:rsid="0024e4e1"/>
    </style:style>
    <style:style style:name="T21" style:family="text">
      <style:text-properties fo:language="en" fo:country="US" officeooo:rsid="0026272d"/>
    </style:style>
    <style:style style:name="T22" style:family="text">
      <style:text-properties officeooo:rsid="0026272d"/>
    </style:style>
    <style:style style:name="T23" style:family="text">
      <style:text-properties officeooo:rsid="0027b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Тестовое задание </text:span><text:span text:style-name="T2">net</text:span></text:p>
      <text:p text:style-name="P2">В данном дампе предоставлен сетевой трафик в котором зафиксированна вредоносная активность.</text:p>
      <text:p text:style-name="P2">Необходимо определить и описать процесс.</text:p>
      <text:p text:style-name="P2"/>
      <text:p text:style-name="P1">В дампе представлены сетевые транзакции, содержащие признаки <text:span text:style-name="T3">вредоносной активности нацеленной на </text:span>общи<text:span text:style-name="T3">е</text:span> сетевых ресурсов, а именно <text:span text:style-name="T4">Windows Admin Shares, </text:span><text:span text:style-name="T3">работающая поверх протокола </text:span><text:span text:style-name="T5">SMB</text:span><text:span text:style-name="T4">.</text:span> <text:span text:style-name="T3">Это может указывать на попытку горизонтального перемещения внутри корпоративной сети (Техника</text:span><text:span text:style-name="T5"> MITRE T1021.002 </text:span><text:span text:style-name="T3">Службы удаленного доступа: </text:span><text:span text:style-name="T5">Общие SMB- и административные ресурсы Windows, </text:span><text:a xlink:type="simple" xlink:href="https://attack.mitre.org/techniques/T1021/002/" text:style-name="Internet_20_link" text:visited-style-name="Visited_20_Internet_20_Link"><text:span text:style-name="T5">https://attack.mitre.org/techniques/T1021/002/</text:span></text:a><text:span text:style-name="T3"> )</text:span> Скомпрометированный злоумышленниками хост 192.168.200.115 обращается к файловой шаре на хосте 192.168.200.100 <text:span text:style-name="T6">(на машине используется устаревшая версия протокола </text:span><text:span text:style-name="T7">SMB</text:span><text:span text:style-name="T6">, что облегчает задачу атакующих)</text:span>. Несколько раз (взаимодействия 74, 102, 413, 536, <text:span text:style-name="T8">699</text:span>) вызывается ресурс IPC$ (InterProcess Communication), который позволяет передавать вредоносный код на машину жертвы, исполнять его, управлять процессами. <text:span text:style-name="T8">Наблюдаются признаки передачи вредоносных исполняемых файлов на компьютер жертвы (691, 693); создания, запуска и остановки служб </text:span><text:span text:style-name="T9">(например 748, 749); чтения и записи данных (например 712, 713); </text:span><text:span text:style-name="T10">запуска </text:span><text:span text:style-name="T11">RPC-</text:span><text:span text:style-name="T10">вызовов (например 81-82)</text:span><text:span text:style-name="T9">. Атакуемая машина устанавливает соединение с процессом на хосте атакуещего, слущающего порт </text:span><text:span text:style-name="T12">TCP/</text:span><text:span text:style-name="T9">4444, что может указывать на признаки работы </text:span><text:span text:style-name="T12">Metasploit </text:span><text:span text:style-name="T9">или вредоносного программного обеспечения (</text:span><text:span text:style-name="T12">770 – 1243) (</text:span><text:a xlink:type="simple" xlink:href="https://www.speedguide.net/port.php?port=4444" text:style-name="Internet_20_link" text:visited-style-name="Visited_20_Internet_20_Link"><text:span text:style-name="T12">https://www.speedguide.net/port.php?port=4444</text:span></text:a><text:span text:style-name="T12">). </text:span><text:span text:style-name="T13">В конце представленного дампа после нескольких неудачных попыток между рассматриваемыми хостами устанавливается </text:span><text:span text:style-name="T14">HTTPS </text:span><text:span text:style-name="T13">соединение длительностью около 4 минут (1692, 1728 - 2198), <text:s/>что может указывать на широкий спектр активност</text:span><text:span text:style-name="T15">ей</text:span><text:span text:style-name="T13"> злоумышленников (выгрузка данных, С2 коммуникация и т.д). </text:span><text:span text:style-name="T15">Описываемые взаимодействия происходят ночью.</text:span></text:p>
      <text:p text:style-name="P2">2. <text:span text:style-name="T16">Тестовое задание </text:span>msg</text:p>
      <text:p text:style-name="P2">O чем переписывались в дампе?</text:p>
      <text:p text:style-name="P2"><text:span text:style-name="T17">Д</text:span>останьте файл, который передавали в дампе.</text:p>
      <text:p text:style-name="P2"/>
      <text:p text:style-name="P3">Узнать о чем переписывались в дампе <text:span text:style-name="T18">и достать файл </text:span>не представляется возможным, так как взаимодействие осуществлялось по защищенному протоколу <text:span text:style-name="T4">HTTPS. </text:span>Для дешифровки необходима технология <text:span text:style-name="T4">Deep Packet Inspection (DPI).</text:span></text:p>
      <text:p text:style-name="P4">В конце рассматриваемого дампа, зафиксирован<text:span text:style-name="T19">а</text:span><text:span text:style-name="T4"> </text:span><text:span text:style-name="T20">п</text:span><text:span text:style-name="T18">ередача</text:span><text:span text:style-name="T4"> </text:span>2 файлов по протоколу <text:span text:style-name="T4">HTTP </text:span><text:span text:style-name="T19">(скорее всего для отображения на веб-странице)</text:span><text:span text:style-name="T4">.</text:span> <text:span text:style-name="T18">Так как протокол незащищенный файлы можно получить по</text:span><text:span text:style-name="T20"> ur</text:span><text:span text:style-name="T21">i, </text:span><text:span text:style-name="T22">указанн</text:span><text:span text:style-name="T23">ы</text:span><text:span text:style-name="T22">м во взаимодействиях 230 и 233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13:30:39.120402300</meta:creation-date>
    <meta:generator>LibreOffice/25.2.0.3$Windows_X86_64 LibreOffice_project/e1cf4a87eb02d755bce1a01209907ea5ddc8f069</meta:generator>
    <dc:date>2025-04-02T13:24:28.079873200</dc:date>
    <meta:editing-duration>PT33M46S</meta:editing-duration>
    <meta:editing-cycles>11</meta:editing-cycles>
    <meta:document-statistic meta:table-count="0" meta:image-count="0" meta:object-count="0" meta:page-count="1" meta:paragraph-count="9" meta:word-count="285" meta:character-count="2337" meta:non-whitespace-character-count="2059"/>
  </office:meta>
</office:document-meta>
</file>